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6a625" officeooo:paragraph-rsid="0006a625" style:font-weight-asian="bold" style:font-weight-complex="bold"/>
    </style:style>
    <style:style style:name="P2" style:family="paragraph" style:parent-style-name="Standard">
      <style:text-properties fo:font-weight="normal" officeooo:rsid="000885f5" officeooo:paragraph-rsid="000885f5" style:font-weight-asian="normal" style:font-weight-complex="normal"/>
    </style:style>
    <style:style style:name="P3" style:family="paragraph" style:parent-style-name="Standard">
      <style:text-properties fo:font-weight="normal" officeooo:rsid="0008b6ab" officeooo:paragraph-rsid="0008b6ab" style:font-weight-asian="normal" style:font-weight-complex="normal"/>
    </style:style>
    <style:style style:name="P4" style:family="paragraph" style:parent-style-name="Standard">
      <style:text-properties fo:font-weight="normal" officeooo:rsid="000aea5e" officeooo:paragraph-rsid="000aea5e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8b6ab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zień 1</text:p>
      <text:p text:style-name="P1"/>
      <text:p text:style-name="P2"><text:span text:style-name="T2">7.8. </text:span>Przypomnienie – <text:span text:style-name="T1">kaskadowość.</text:span></text:p>
      <text:p text:style-name="P2"><text:span text:style-name="T1"/></text:p>
      <text:p text:style-name="P3"><text:span text:style-name="T1">9. Selektory, pseudoelementy i pseudoklasy</text:span></text:p>
      <text:p text:style-name="P3"><text:span text:style-name="T1"/></text:p>
      <text:p text:style-name="P3"><text:span text:style-name="T1">div[data-name] {} -</text:span> selektor odwołujący się do diva, który ma atrybut <text:span text:style-name="T1">data-name </text:span>(div data-name=”intro”&gt;&lt;/div&gt;)</text:p>
      <text:p text:style-name="P3"/>
      <text:p text:style-name="P4">10 minuta 9.</text:p>
      <text:p text:style-name="P3"/>
      <text:p text:style-name="P2"><text:span text:style-name="T1"/>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4T18:05:13.833322535</meta:creation-date>
    <dc:date>2020-10-24T19:59:47.162578275</dc:date>
    <meta:editing-duration>PT1M9S</meta:editing-duration>
    <meta:editing-cycles>3</meta:editing-cycles>
    <meta:generator>LibreOffice/6.4.6.2$Linux_X86_64 LibreOffice_project/40$Build-2</meta:generator>
    <meta:document-statistic meta:table-count="0" meta:image-count="0" meta:object-count="0" meta:page-count="1" meta:paragraph-count="5" meta:word-count="27" meta:character-count="204" meta:non-whitespace-character-count="181"/>
  </office:meta>
</office:document-meta>
</file>